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skaźniki giełdowe (Dokumentacja funkcjonalna)</text:p>
      <text:p text:style-name="P1"/>
      <text:p text:style-name="P2">Tytułem wstępu chciałbym napisać że ten dokument ma na celu szczegółowe opisanie funkcji zawartych w plikach Pythona funkcji giełdowych. </text:p>
      <text:p text:style-name="P2"/>
      <text:p text:style-name="P2"><text:s/>Wymagania systemowe : </text:p>
      <text:list xml:id="list389052931" text:style-name="L1">
        <text:list-item>
          <text:list>
            <text:list-item>
              <text:list>
                <text:list-item>
                  <text:p text:style-name="P3">Zainstalowany Python 2.7.2</text:p>
                </text:list-item>
                <text:list-item>
                  <text:p text:style-name="P3">Dołączona biblioteka pyNum w wersji 1.6.1 </text:p>
                </text:list-item>
              </text:list>
            </text:list-item>
          </text:list>
        </text:list-item>
      </text:list>
      <text:p text:style-name="P2"/>
      <text:p text:style-name="P2">Opis funkcji : </text:p>
      <text:p text:style-name="P2"/>
      <text:p text:style-name="P4">simpleArthmeticAverage(array) :</text:p>
      <text:p text:style-name="P4"/>
      <text:p text:style-name="P4"><text:tab/><text:span text:style-name="T1">Parametry :</text:span></text:p>
      <text:p text:style-name="P4"><text:span text:style-name="T1"><text:tab/><text:tab/>array – tablica wartości liczbowych do obliczenia średniej artmetycznej</text:span></text:p>
      <text:p text:style-name="P4"><text:span text:style-name="T1"><text:tab/>Działanie :</text:span></text:p>
      <text:p text:style-name="P4"><text:span text:style-name="T1"><text:tab/><text:tab/>Funkcja oblicza najprostszą średnią armetyczną zgodnie ze wzorem </text:span></text:p>
      <text:p text:style-name="P4"><text:span text:style-name="T1"><text:tab/><text:tab/>(p0+p1+...+pn)/n, gdzie pi – kolejne wartosci tablicy, n-dlugosc tablicy</text:span></text:p>
      <text:p text:style-name="P4"><text:span text:style-name="T1"><text:tab/>Przykład :</text:span></text:p>
      <text:p text:style-name="P4"><text:span text:style-name="T1"><text:tab/><text:tab/>a = [4.5, 5.7, 3.4, 8.2]</text:span></text:p>
      <text:p text:style-name="P4"><text:span text:style-name="T1"><text:tab/><text:tab/>simpleArthemeticAverage(a) = 5.4499999...</text:span></text:p>
      <text:p text:style-name="P4"><text:span text:style-name="T1"/></text:p>
      <text:p text:style-name="P4">weightedAverage(array):</text:p>
      <text:p text:style-name="P4"/>
      <text:p text:style-name="P4"><text:tab/><text:span text:style-name="T1">Parametry : </text:span></text:p>
      <text:p text:style-name="P4"><text:span text:style-name="T1"><text:tab/><text:tab/>array – tablica wartości liczbowych do obliczenia średniej ważonej</text:span></text:p>
      <text:p text:style-name="P4"><text:span text:style-name="T1"><text:tab/>Działanie :</text:span></text:p>
      <text:p text:style-name="P4"><text:span text:style-name="T1"><text:tab/><text:tab/>Funkcja liczy średnią ważoną dla podanych wartości tablicy array. Najniższą wagę <text:tab/><text:tab/>ma pierwsza liczba z tablicy i jest równa 1, każda następna jest większa o 1. Ostatnia <text:tab/><text:tab/>wartość z tablicy ma wagę N gdzie N jest długością tablicy.</text:span></text:p>
      <text:p text:style-name="P4"><text:span text:style-name="T1"><text:tab/><text:tab/>Wzór : (n*p0 + (n-1)p1 + … + pn-1)/(n+(n-1)+...+2+1)</text:span></text:p>
      <text:p text:style-name="P4"><text:span text:style-name="T1"><text:tab/><text:tab/>pi – kolejne wartosci tablicy</text:span></text:p>
      <text:p text:style-name="P4"><text:span text:style-name="T1"><text:tab/><text:tab/>n – dlugosc tablicy</text:span></text:p>
      <text:p text:style-name="P4"><text:span text:style-name="T1"><text:tab/>Przykład :</text:span></text:p>
      <text:p text:style-name="P4"><text:span text:style-name="T1"><text:tab/><text:tab/>a = [4.5, 5.7, 3.4, 8.2]</text:span></text:p>
      <text:p text:style-name="P4"><text:span text:style-name="T1"><text:tab/><text:tab/>weightedAverage(a) = 5.8899999....</text:span></text:p>
      <text:p text:style-name="P4"><text:span text:style-name="T1"/></text:p>
      <text:p text:style-name="P4">expotentialAverage(array):</text:p>
      <text:p text:style-name="P4"/>
      <text:p text:style-name="P4"><text:tab/><text:span text:style-name="T1">Parametry : </text:span></text:p>
      <text:p text:style-name="P4"><text:span text:style-name="T1"><text:tab/><text:tab/>array – tablica wartości liczbowych do obliczenia średniej ważonej</text:span></text:p>
      <text:p text:style-name="P4"><text:span text:style-name="T1"><text:tab/>Działanie :</text:span></text:p>
      <text:p text:style-name="P4"><text:span text:style-name="T1"><text:tab/><text:tab/>Funkcja oblicza srednią ekspotencjalną dla podanej tablicy. Kolejne wartości tablicy <text:tab/><text:tab/>mają coraz większą wagę zgodnie ze wzorem (1-alfa)^(N-i) gdzie N-długość tablicy, <text:tab/><text:tab/>i – indeks wartości w tablicy, alfa = 2/(1+N)</text:span></text:p>
      <text:p text:style-name="P4"><text:span text:style-name="T1"><text:tab/><text:tab/>Wzór :</text:span></text:p>
      <text:p text:style-name="P4"><text:span text:style-name="T1"><text:tab/><text:tab/><text:tab/>(p0+(1-alfa)p1+((1-alfa)^2)*p2 + … +((1-alfa)^N)*pn)/(1+(1-alfa)+...<text:tab/><text:tab/><text:tab/><text:tab/>+(1+alfa)^N)</text:span></text:p>
      <text:p text:style-name="P4"><text:span text:style-name="T1"><text:tab/>Przykład :</text:span></text:p>
      <text:p text:style-name="P4"><text:span text:style-name="T1"><text:tab/><text:tab/>a = a = [4.5, 5.7, 3.4, 8.2]</text:span></text:p>
      <text:p text:style-name="P4"><text:tab/><text:tab/><text:span text:style-name="T1">expotentialAverage(a) = 6.09558823...</text:span></text:p>
      <text:p text:style-name="P4">movingAverage(array,duration,mode):</text:p>
      <text:p text:style-name="P4"><text:soft-page-break/></text:p>
      <text:p text:style-name="P4"><text:tab/><text:span text:style-name="T1">Parametry :</text:span></text:p>
      <text:p text:style-name="P4"><text:span text:style-name="T1"><text:tab/><text:tab/>array – jednowymiarowa tablica wartości przekazywanych funkcji</text:span></text:p>
      <text:p text:style-name="P4"><text:span text:style-name="T1"><text:tab/><text:tab/>duration – czas obliczanego wskaźnika, przykładowo miesięczny duration = 30</text:span></text:p>
      <text:p text:style-name="P4"><text:span text:style-name="T1"><text:tab/><text:tab/>mode – tryb pracy funkcji : 1-SMA, 2-WMA, 3-EMA</text:span></text:p>
      <text:p text:style-name="P4"><text:span text:style-name="T1"><text:tab/>Działanie :</text:span></text:p>
      <text:p text:style-name="P4"><text:span text:style-name="T1"><text:tab/><text:tab/>Funkcja zwraca tablicę z wartościami średniej kroczącej odpowiednio w zależności <text:tab/><text:tab/>od używanego trybu dla prostej średniej kroczącej, ważonej średniej kroczącej oraz <text:tab/><text:tab/>ekspotencjalnej średniej kroczącej. Co ważne aby poprawnie obliczyć 10-dniową <text:tab/><text:tab/>średnią kroczącą należy przekazać funkcji 20-elementową tablicę. Funkcja obliczy <text:tab/><text:tab/>wtedy wartości średniej kroczącej dla ostatnich dziesięciu wartości.</text:span></text:p>
      <text:p text:style-name="P4"><text:span text:style-name="T1"><text:tab/>Przykład :</text:span></text:p>
      <text:p text:style-name="P4"><text:span text:style-name="T1"><text:tab/><text:tab/>a = [2.51,2.61,2.55,2.65,2.68,2.60]</text:span></text:p>
      <text:p text:style-name="P4"><text:span text:style-name="T1"><text:tab/><text:tab/>duration = 3</text:span></text:p>
      <text:p text:style-name="P4"><text:span text:style-name="T1"><text:tab/><text:tab/>mode = 2 (Ważona średnia krocząca)</text:span></text:p>
      <text:p text:style-name="P4"><text:span text:style-name="T1"><text:tab/><text:tab/>movingAverage(a,duration,mode) = [2.61, 2.648333, 2.635]</text:span></text:p>
      <text:p text:style-name="P4"><text:span text:style-name="T1"/></text:p>
      <text:p text:style-name="P4">highLowIndex(array):</text:p>
      <text:p text:style-name="P4"/>
      <text:p text:style-name="P4"><text:tab/><text:span text:style-name="T1">Parametry :</text:span></text:p>
      <text:p text:style-name="P4"><text:span text:style-name="T1"><text:tab/><text:tab/>array – tablica wartości przekazywanej funkcji</text:span></text:p>
      <text:p text:style-name="P4"><text:span text:style-name="T1"><text:tab/>Działanie :</text:span></text:p>
      <text:p text:style-name="P4"><text:span text:style-name="T1"><text:tab/><text:tab/>Funkcja oblicza wskaźnik giełdowy New High New Low Index. Zwraca wartość jest <text:tab/><text:tab/>pojedyńczą liczbą z zakresu 0-100 która mówi o nastrojach na rynku. Indeks &gt;50 to <text:tab/><text:tab/>pozytywny sygnał, &lt;50 to negatywny sygnał.</text:span></text:p>
      <text:p text:style-name="P4"><text:span text:style-name="T1"><text:tab/>Przykład :</text:span></text:p>
      <text:p text:style-name="P4"><text:span text:style-name="T1"><text:tab/><text:tab/>a = [2.51,2.61,2.55,2.65,2.68,2.60]</text:span></text:p>
      <text:p text:style-name="P4"><text:span text:style-name="T1"><text:tab/><text:tab/>highLowIndex(a) = 80</text:span></text:p>
      <text:p text:style-name="P4"><text:span text:style-name="T1"/></text:p>
      <text:p text:style-name="P4">standardDeviation(array):</text:p>
      <text:p text:style-name="P4"><text:tab/></text:p>
      <text:p text:style-name="P4"><text:tab/><text:span text:style-name="T1">Parametry :</text:span></text:p>
      <text:p text:style-name="P4"><text:span text:style-name="T1"><text:tab/><text:tab/>array – tablica wartości przekazywanych funkcji</text:span></text:p>
      <text:p text:style-name="P4"><text:span text:style-name="T1"><text:tab/>Działanie :</text:span></text:p>
      <text:p text:style-name="P4"><text:span text:style-name="T1"><text:tab/><text:tab/>Funkcja liczy standardowe odchylenie dla podanych wartości, korzystając ze średniej <text:tab/><text:tab/>artmetycznej.</text:span></text:p>
      <text:p text:style-name="P4"><text:span text:style-name="T1"><text:tab/><text:tab/>Wzór : sqrt( ((p0-SMA)+(p1-SMA)+...+(pn-SMA))/n ) </text:span></text:p>
      <text:p text:style-name="P4"><text:span text:style-name="T1"><text:tab/>Przykład : </text:span></text:p>
      <text:p text:style-name="P4"><text:span text:style-name="T1"><text:tab/><text:tab/>a = [2.51,2.61,2.55,2.65,2.68,2.60]</text:span></text:p>
      <text:p text:style-name="P4"><text:span text:style-name="T1"><text:tab/><text:tab/>standardDeviation(a) = 0.0571547....</text:span></text:p>
      <text:p text:style-name="P4"><text:span text:style-name="T1"/></text:p>
      <text:p text:style-name="P4">bollingerBands(array,duration,mode,D):</text:p>
      <text:p text:style-name="P4"/>
      <text:p text:style-name="P4"><text:tab/><text:span text:style-name="T1">Parametry :</text:span></text:p>
      <text:p text:style-name="P4"><text:span text:style-name="T1"><text:tab/><text:tab/>array – tablica przekazywanych wartości</text:span></text:p>
      <text:p text:style-name="P4"><text:span text:style-name="T1"><text:tab/><text:tab/>duration – długość obliczanego wskaźnika, dla tygodniowego wykresu duration = 7</text:span></text:p>
      <text:p text:style-name="P4"><text:span text:style-name="T1"><text:tab/><text:tab/>mode – tryb pracy funkcji, 1: Górna wstęga bollingera, 2: Dolna wstęga Bollingera</text:span></text:p>
      <text:p text:style-name="P4"><text:span text:style-name="T1"><text:tab/><text:tab/>D – stała używana w obliczeniach wstęg, w większości przypadków przyjmujemy <text:tab/><text:tab/>że D=2</text:span></text:p>
      <text:p text:style-name="P4"><text:span text:style-name="T1"><text:tab/>Działanie : </text:span></text:p>
      <text:p text:style-name="P4"><text:span text:style-name="T1"><text:tab/><text:tab/>Funkcja zwraca tablicę wartości wstęg Bollingera dla podanej tablicy array. Ważne <text:tab/><text:tab/>aby przekazywana tablica była dwukrotnie większa od duration. Dla 14-elementowej </text:span><text:soft-page-break/><text:span text:style-name="T1"><text:tab/><text:tab/>tablicy wartości możemy obliczyć wstęgi bollingera z ostatnich 7 dni, tzn. ostatnich <text:tab/><text:tab/>siedmiu wartości tablicy. Funkcja korzysta ze prostej średniej kroczącej SMA.</text:span></text:p>
      <text:p text:style-name="P4"><text:span text:style-name="T1"><text:tab/><text:tab/>Wzór : BBUpper(i) = SMA + (D*standardDeviation(i))</text:span></text:p>
      <text:p text:style-name="P4"><text:span text:style-name="T1"><text:tab/><text:tab/><text:tab/>BBLower(i) = SMA – (D*standardDeviation(i))</text:span></text:p>
      <text:p text:style-name="P4"><text:span text:style-name="T1"><text:tab/><text:tab/>Przykład :</text:span></text:p>
      <text:p text:style-name="P4"><text:span text:style-name="T1"><text:tab/><text:tab/><text:tab/>a = [2.51,2.61,2.55,2.65,2.68,2.60]</text:span></text:p>
      <text:p text:style-name="P4"><text:span text:style-name="T1"><text:tab/><text:tab/><text:tab/>duration = 3</text:span></text:p>
      <text:p text:style-name="P4"><text:span text:style-name="T1"><text:tab/><text:tab/><text:tab/>mode = 1</text:span></text:p>
      <text:p text:style-name="P4"><text:span text:style-name="T1"><text:tab/><text:tab/><text:tab/>D = 2</text:span></text:p>
      <text:p text:style-name="P4"><text:span text:style-name="T1"><text:tab/><text:tab/><text:tab/>bollingerBands(a,duration,mode,D) = [2.6855, 2.7378, 2.7093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ter </meta:initial-creator>
    <meta:creation-date>2012-03-04T13:08:26</meta:creation-date>
    <meta:document-statistic meta:table-count="0" meta:image-count="0" meta:object-count="0" meta:page-count="3" meta:paragraph-count="82" meta:word-count="532" meta:character-count="4129" meta:non-whitespace-character-count="3512"/>
    <dc:date>2012-03-04T14:06:42</dc:date>
    <dc:creator>Master </dc:creator>
    <meta:editing-duration>PT7M45S</meta:editing-duration>
    <meta:editing-cycles>1</meta:editing-cycles>
    <meta:generator>LibreOffice/3.4$Unix LibreOffice_project/340m1$Build-302</meta:generator>
  </office:meta>
</office:document-meta>
</file>